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7cm" fo:min-width="1.26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7cm" fo:min-width="2.50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7cm" fo:min-width="1.7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fo:min-height="2.999cm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0.999cm" svg:x="14.25cm" svg:y="6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25cm" svg:height="0.999cm" svg:x="21.5cm" svg:y="6.001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25cm" svg:height="0.999cm" svg:x="22cm" svg:y="9.7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75cm" svg:y1="6.501cm" svg:x2="21.5cm" svg:y2="6.501cm" draw:start-shape="id1" draw:start-glue-point="10" draw:end-shape="id2" draw:end-glue-point="6" svg:d="M16750 6501h4750" svg:viewBox="0 0 4751 1">
          <text:p/>
        </draw:connector>
        <draw:frame draw:style-name="gr5" draw:text-style-name="P4" draw:layer="layout" svg:width="3.008cm" svg:height="0.963cm" svg:x="17.75cm" svg:y="5.75cm">
          <draw:text-box>
            <text:p><text:span text:style-name="T2">bizilekua</text:span></text:p>
          </draw:text-box>
        </draw:frame>
        <draw:connector draw:style-name="gr4" draw:text-style-name="P3" draw:layer="layout" draw:type="line" svg:x1="23.625cm" svg:y1="9.751cm" svg:x2="23.625cm" svg:y2="7cm" draw:start-shape="id3" draw:start-glue-point="4" draw:end-shape="id2" draw:end-glue-point="8" svg:d="M23625 9751v-2751" svg:viewBox="0 0 1 2752">
          <text:p/>
        </draw:connector>
        <draw:connector draw:style-name="gr4" draw:text-style-name="P3" draw:layer="layout" draw:type="line" svg:x1="16.384cm" svg:y1="6.854cm" svg:x2="22cm" svg:y2="10.251cm" draw:start-shape="id1" draw:start-glue-point="9" draw:end-shape="id3" draw:end-glue-point="6" svg:d="M16384 6854l5616 3397" svg:viewBox="0 0 5617 3398">
          <text:p/>
        </draw:connector>
        <draw:frame draw:style-name="gr5" draw:text-style-name="P4" draw:layer="layout" svg:width="3.008cm" svg:height="0.963cm" draw:transform="rotate (1.5707963267949) translate (23cm 9.259cm)">
          <draw:text-box>
            <text:p><text:span text:style-name="T2">laguna</text:span></text:p>
          </draw:text-box>
        </draw:frame>
        <draw:frame draw:style-name="gr5" draw:text-style-name="P4" draw:layer="layout" svg:width="3.008cm" svg:height="0.963cm" draw:transform="rotate (-0.488692190558412) translate (16.895cm 7.887cm)">
          <draw:text-box>
            <text:p><text:span text:style-name="T2">laguna</text:span></text:p>
          </draw:text-box>
        </draw:frame>
        <draw:frame draw:style-name="gr6" draw:text-style-name="P6" draw:layer="layout" svg:width="6.5cm" svg:height="3.249cm" svg:x="2.75cm" svg:y="2.501cm">
          <draw:text-box>
            <text:p>SELECt ?s ?o</text:p>
            <text:p>WHERE {</text:p>
            <text:p text:style-name="P5"><text:span text:style-name="T3"><text:tab/></text:span>?s bizilekua ?o</text:p>
            <text:p>}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7:38:34.420043726</meta:creation-date>
    <dc:date>2026-03-28T09:48:49.341442375</dc:date>
    <meta:editing-duration>PT1H40M47S</meta:editing-duration>
    <meta:editing-cycles>3</meta:editing-cycles>
    <meta:generator>LibreOffice/24.2.7.2$Linux_X86_64 LibreOffice_project/420$Build-2</meta:generator>
    <meta:document-statistic meta:object-count="10"/>
  </office:meta>
</office:document-meta>
</file>